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for Naught in the Pipeline Industry? When Learning Does Not Solve the Problem</text:p>
      <text:p text:style-name="Text_20_body">Running head: ALL FOR NAUGHT IN THE PIPELINE INDUSTRY? 1</text:p>
      <text:h text:style-name="Heading_20_2" text:outline-level="2">All for Naught in the Pipeline Industry?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for Naught in the Pipeline Industry?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s. In terms of direct, regular environmental impacts, the industry is performing well. Transporting liquids by pipeline (or by pipe in general for that matter) is much more efficient than the alternatives, transport by rail or truck. But the industry is regularly shook by spills.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The most prominent technologies of pipeline operators in their fight against pipeline spills are smart pigs, leak detection systems, and SCADA systems. Smart pigs get their name from the screeching sound they make when they move through a pipeline. These devices measure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Leak detection systems can be broken down into internal and external systems. Internal systems generally measure the flow of oil at two points A and B to detect any loss in between those points. External systems are external sensors that detect signs of escaping hydrocarbons, such as acoustic, hydrocarbon, or temperature sensors (<text:a xlink:type="simple" xlink:href="#XShaw2012" office:name=""><text:span text:style-name="Definition">Shaw et al.</text:span></text:a> <text:a xlink:type="simple" xlink:href="#XShaw2012" office:name=""><text:span text:style-name="Definition">2012</text:span></text:a>). Finally,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text:a xlink:type="simple" xlink:href="main3.html#fn2x0" office:name=""><text:span text:style-name="Definition"><text:span text:style-name="T1">2</text:span></text:span></text:a></text:p>
      <text:p text:style-name="Text_20_body">The high technology character of leak detection often stands in stark contrast to the experienced reality of oil spills. A 2012 study commissioned by the Pipeline and Hazardous Materials Safety Administration (PHMSA) of oil spills that occured over a 19 month period, SCADA systems assisted in less than 25% of cases with the detection and confirmation of the spill (<text:a xlink:type="simple" xlink:href="#XShaw2012" office:name=""><text:span text:style-name="Definition">Shaw et al.</text:span></text:a> <text:a xlink:type="simple" xlink:href="#XShaw2012" office:name=""><text:span text:style-name="Definition">2012</text:span></text:a>, p. 3-33). In fact, in only 17% of cases was the operator or SCADA system listed as the initial identifier of the leak, while the public or emergency responders identified 30% of leaks (<text:a xlink:type="simple" xlink:href="#XShaw2012" office:name=""><text:span text:style-name="Definition">Shaw et al.</text:span></text:a> <text:a xlink:type="simple" xlink:href="#XShaw2012" office:name=""><text:span text:style-name="Definition">2012</text:span></text:a>, p. 3-39). How do those spills occur, even with sophisticated computer programs in place? In-depth reports by the National Transportation Safety Board provide some insights...</text:p>
      <text:p text:style-name="Text_20_body">References </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for Naught in the Pipeline Industry? When Learning Does Not Solve the Problem</dc:title>
  </office:meta>
</office:document-meta>
</file>